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7.796cm" fo:min-width="7.87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68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668cm" fo:min-width="4.977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873cm" fo:min-width="2.5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48cm" fo:min-width="0.398cm" fo:padding-top="0.151cm" fo:padding-bottom="0.151cm" fo:padding-left="0.276cm" fo:padding-right="0.276cm" fo:wrap-option="wrap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96cm" fo:min-width="0.346cm" fo:padding-top="0.151cm" fo:padding-bottom="0.151cm" fo:padding-left="0.276cm" fo:padding-right="0.276cm" fo:wrap-option="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818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873cm" fo:min-width="6.751cm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0000" draw:marker-start-width="0.279cm" draw:marker-end="Arrowheads_20_2" draw:marker-end-width="0.379cm" draw:stroke-linejoin="round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7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423cm"/>
      <style:paragraph-properties style:writing-mode="lr-tb"/>
    </style:style>
    <style:style style:name="gr14" style:family="graphic" style:parent-style-name="objectwithoutfill">
      <style:graphic-properties draw:stroke="dash" draw:stroke-dash="Long_20_Dot_20__28_Rounded_29_" svg:stroke-width="0.159cm" svg:stroke-color="#000000" draw:marker-start-width="0.438cm" draw:marker-end-width="0.438cm" draw:stroke-linejoin="round" svg:stroke-linecap="round" draw:fill="none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026cm" fo:min-width="0.44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="none" draw:fill-color="#ffffff"/>
      <style:paragraph-properties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style:text-position="-8%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text-position="-8% 58%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text-position="-8%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43cm" svg:height="18.098cm" svg:x="2.73cm" svg:y="5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68cm" svg:height="0.962cm" svg:x="6.082cm" svg:y="5.118cm">
          <draw:text-box>
            <text:p>L1</text:p>
          </draw:text-box>
        </draw:frame>
        <draw:custom-shape draw:style-name="gr3" draw:text-style-name="P1" draw:layer="layout" svg:width="5.529cm" svg:height="4.97cm" svg:x="15.351cm" svg:y="4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1.587cm" svg:height="1.673cm" svg:x="17.51cm" svg:y="4.453cm">
          <draw:text-box>
            <text:p>L2<text:span text:style-name="T1">1</text:span></text:p>
          </draw:text-box>
        </draw:frame>
        <draw:custom-shape draw:style-name="gr5" draw:text-style-name="P4" draw:layer="layout" svg:width="3.092cm" svg:height="3.175cm" svg:x="5.21cm" svg:y="19.869cm">
          <text:p text:style-name="P3">Bridge contract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092cm" svg:height="3.175cm" svg:x="15.351cm" svg:y="6.257cm">
          <text:p text:style-name="P3">Bridge contract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1.27cm" svg:x="3.005cm" svg:y="19.651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27cm" svg:height="1.27cm" svg:x="19.404cm" svg:y="6.224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.318cm" svg:height="0.725cm" svg:x="15.727cm" svg:y="6.397cm">
          <draw:text-box>
            <text:p><text:span text:style-name="T2">Mint/Lock</text:span></text:p>
          </draw:text-box>
        </draw:frame>
        <draw:custom-shape draw:style-name="gr9" draw:text-style-name="P4" draw:layer="layout" svg:width="7.303cm" svg:height="3.175cm" svg:x="3.857cm" svg:y="6.047cm">
          <text:p text:style-name="P3">L2<text:span text:style-name="T1">1</text:span> State Management Contract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1.107cm" svg:y1="6.05cm" svg:x2="15.351cm" svg:y2="4.462cm">
          <text:p/>
        </draw:line>
        <draw:line draw:style-name="gr10" draw:text-style-name="P6" draw:layer="layout" svg:x1="11.16cm" svg:y1="9.225cm" svg:x2="15.351cm" svg:y2="9.432cm">
          <text:p/>
        </draw:line>
        <draw:line draw:style-name="gr11" draw:text-style-name="P6" draw:layer="layout" svg:x1="9.979cm" svg:y1="8.59cm" svg:x2="15.287cm" svg:y2="8.59cm">
          <text:p/>
        </draw:line>
        <draw:line draw:style-name="gr11" draw:text-style-name="P6" draw:layer="layout" svg:x1="10.017cm" svg:y1="21.617cm" svg:x2="8.302cm" svg:y2="21.617cm">
          <text:p/>
        </draw:line>
        <draw:frame draw:style-name="gr12" draw:text-style-name="P8" draw:layer="layout" svg:width="4.448cm" svg:height="0.878cm" svg:x="11.14cm" svg:y="6.115cm">
          <draw:text-box>
            <text:p text:style-name="P7"><text:span text:style-name="T3">L2</text:span><text:span text:style-name="T4">1</text:span><text:span text:style-name="T3"> Architecture</text:span></text:p>
          </draw:text-box>
        </draw:frame>
        <draw:frame draw:style-name="gr13" draw:text-style-name="P8" draw:layer="layout" svg:width="3.923cm" svg:height="0.878cm" svg:x="11.047cm" svg:y="7.812cm">
          <draw:text-box>
            <text:p text:style-name="P7"><text:span text:style-name="T3">Built in bridge</text:span></text:p>
          </draw:text-box>
        </draw:frame>
        <draw:custom-shape draw:style-name="gr3" draw:text-style-name="P1" draw:layer="layout" svg:width="5.529cm" svg:height="4.97cm" svg:x="15.351cm" svg:y="12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1.587cm" svg:height="1.673cm" svg:x="17.51cm" svg:y="12.558cm">
          <draw:text-box>
            <text:p>L2<text:span text:style-name="T1">n</text:span></text:p>
          </draw:text-box>
        </draw:frame>
        <draw:custom-shape draw:style-name="gr5" draw:text-style-name="P4" draw:layer="layout" svg:width="3.092cm" svg:height="3.175cm" svg:x="15.351cm" svg:y="14.362cm">
          <text:p text:style-name="P3">Bridge contract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7cm" svg:height="1.27cm" svg:x="19.515cm" svg:y="14.287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7.303cm" svg:height="3.175cm" svg:x="3.857cm" svg:y="14.152cm">
          <text:p text:style-name="P3">L2<text:span text:style-name="T1">n</text:span> State Management Contract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1.107cm" svg:y1="14.155cm" svg:x2="15.351cm" svg:y2="12.567cm">
          <text:p/>
        </draw:line>
        <draw:line draw:style-name="gr10" draw:text-style-name="P6" draw:layer="layout" svg:x1="11.16cm" svg:y1="17.33cm" svg:x2="15.351cm" svg:y2="17.537cm">
          <text:p/>
        </draw:line>
        <draw:line draw:style-name="gr11" draw:text-style-name="P6" draw:layer="layout" svg:x1="9.979cm" svg:y1="16.695cm" svg:x2="15.287cm" svg:y2="16.695cm">
          <text:p/>
        </draw:line>
        <draw:frame draw:style-name="gr12" draw:text-style-name="P9" draw:layer="layout" svg:width="4.448cm" svg:height="0.878cm" svg:x="11.14cm" svg:y="14.22cm">
          <draw:text-box>
            <text:p><text:span text:style-name="T5">L2</text:span><text:span text:style-name="T6">n</text:span><text:span text:style-name="T5"> Architecture</text:span></text:p>
          </draw:text-box>
        </draw:frame>
        <draw:frame draw:style-name="gr13" draw:text-style-name="P9" draw:layer="layout" svg:width="3.923cm" svg:height="0.878cm" svg:x="11.047cm" svg:y="15.917cm">
          <draw:text-box>
            <text:p><text:span text:style-name="T5">Built in bridge</text:span></text:p>
          </draw:text-box>
        </draw:frame>
        <draw:line draw:style-name="gr10" draw:text-style-name="P6" draw:layer="layout" svg:x1="10.017cm" svg:y1="21.617cm" svg:x2="10.017cm" svg:y2="8.62cm">
          <text:p/>
        </draw:line>
        <draw:frame draw:style-name="gr8" draw:text-style-name="P5" draw:layer="layout" svg:width="2.318cm" svg:height="0.725cm" svg:x="15.727cm" svg:y="14.498cm">
          <draw:text-box>
            <text:p><text:span text:style-name="T2">Mint/Lock</text:span></text:p>
          </draw:text-box>
        </draw:frame>
        <draw:frame draw:style-name="gr8" draw:text-style-name="P5" draw:layer="layout" svg:width="2.318cm" svg:height="0.725cm" svg:x="5.527cm" svg:y="19.999cm">
          <draw:text-box>
            <text:p><text:span text:style-name="T2">Mint/Lock</text:span></text:p>
          </draw:text-box>
        </draw:frame>
        <draw:line draw:style-name="gr14" draw:text-style-name="P6" draw:layer="layout" svg:x1="18.562cm" svg:y1="10.372cm" svg:x2="18.562cm" svg:y2="12.08cm">
          <text:p/>
        </draw:line>
        <draw:custom-shape draw:style-name="gr15" draw:text-style-name="P1" draw:layer="layout" svg:width="1.176cm" svg:height="0.552cm" svg:x="18.074cm" svg:y="6.53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.176cm" svg:height="0.552cm" svg:x="18.075cm" svg:y="14.6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.176cm" svg:height="0.552cm" svg:x="4.476cm" svg:y="20.04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1T19:12:28.547467640</meta:creation-date>
    <dc:date>2022-12-05T15:20:19.903293296</dc:date>
    <meta:editing-duration>PT4H49M49S</meta:editing-duration>
    <meta:editing-cycles>6</meta:editing-cycles>
    <meta:generator>LibreOffice/7.3.7.2$Linux_X86_64 LibreOffice_project/30$Build-2</meta:generator>
    <meta:document-statistic meta:object-count="33"/>
  </office:meta>
</office:document-meta>
</file>